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8.04pt"/>
    </style:style>
    <style:style style:name="co9" style:family="table-column">
      <style:table-column-properties fo:break-before="auto" style:column-width="305.94pt"/>
    </style:style>
    <style:style style:name="co10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63.14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3" style:family="table-cell" style:parent-style-name="Default">
      <style:text-properties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infused_raindrop</text:p>
          </table:table-cell>
          <table:table-cell table:style-name="ce2" office:value-type="string" calcext:value-type="string">
            <text:p>buy_infused_raindrop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slippers</text:p>
          </table:table-cell>
          <table:table-cell table:style-name="ce2" office:value-type="string" calcext:value-type="string">
            <text:p>buy_slippers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circlet</text:p>
          </table:table-cell>
          <table:table-cell table:style-name="ce2" office:value-type="string" calcext:value-type="string">
            <text:p>buy_circlet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recipe_wraith_band</text:p>
          </table:table-cell>
          <table:table-cell table:style-name="ce2" office:value-type="string" calcext:value-type="string">
            <text:p>buy_recipe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wind_lace</text:p>
          </table:table-cell>
          <table:table-cell table:style-name="ce2" office:value-type="string" calcext:value-type="string">
            <text:p>buy_wind_lac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void_stone</text:p>
          </table:table-cell>
          <table:table-cell table:style-name="ce2" office:value-type="string" calcext:value-type="string">
            <text:p>buy_void_st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staff_of_wizardry</text:p>
          </table:table-cell>
          <table:table-cell table:style-name="ce2" office:value-type="string" calcext:value-type="string">
            <text:p>buy_staff_of_wizard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ecipe_cyclone</text:p>
          </table:table-cell>
          <table:table-cell table:style-name="ce2" office:value-type="string" calcext:value-type="string">
            <text:p>buy_recipe_cycl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ink</text:p>
          </table:table-cell>
          <table:table-cell table:style-name="ce2" office:value-type="string" calcext:value-type="string">
            <text:p>buy_blin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7" table:number-columns-repeated="1019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cyclone_and_requiem</text:p>
          </table:table-cell>
          <table:table-cell table:number-columns-repeated="2" table:style-name="ce24" office:value-type="string" calcext:value-type="string">
            <text:p>blin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cyclone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move_enemy_hero_location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wait_cyclone_timing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requiem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 table:number-rows-repeated="6">
          <table:table-cell table:style-name="ce17"/>
          <table:table-cell table:style-name="ce24" table:number-columns-repeated="5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1"/>
          <table:table-cell table:style-name="ce17" table:number-columns-repeated="4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table:number-columns-repeated="2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/>
          <table:table-cell table:style-name="ce25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table:number-columns-repeated="2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 table:number-rows-repeated="10">
          <table:table-cell table:style-name="ce21"/>
          <table:table-cell table:style-name="ce17" table:number-columns-repeated="5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/>
          <table:table-cell table:number-columns-repeated="4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4" table:number-columns-repeated="5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number-columns-repeated="5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6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9">00/00/0000</text:date>, <text:time style:data-style-name="N2" text:time-value="09:47:51.226747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9T10:11:57.408915988</dc:date>
    <meta:editing-duration>P3DT16H48M20S</meta:editing-duration>
    <meta:editing-cycles>2903</meta:editing-cycles>
    <dc:creator>Ilya Shpigor</dc:creator>
    <meta:document-statistic meta:table-count="6" meta:cell-count="412" meta:object-count="0"/>
  </office:meta>
</office:document-meta>
</file>